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500000056E89622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Footer">
      <style:text-properties fo:color="#000000" style:font-name="Arial" fo:font-size="8pt" fo:language="de" fo:country="CH" style:font-size-asian="8pt" style:font-size-complex="8pt"/>
    </style:style>
    <style:style style:name="P3" style:family="paragraph" style:parent-style-name="Standard">
      <style:paragraph-properties fo:margin-top="0cm" fo:margin-bottom="0.423cm" fo:text-align="center" style:justify-single-word="false"/>
      <style:text-properties fo:color="#000000" style:font-name="Arial" fo:font-size="8pt" fo:language="de" fo:country="CH" style:font-size-asian="8pt" style:font-name-complex="Arial" style:font-size-complex="8pt"/>
    </style:style>
    <style:style style:name="P4" style:family="paragraph" style:parent-style-name="Standard">
      <style:paragraph-properties fo:margin-top="0.212cm" fo:margin-bottom="0cm"/>
      <style:text-properties fo:color="#000000" style:font-name="Arial" fo:font-size="10pt" fo:language="de" fo:country="CH" style:font-size-asian="10pt" style:font-name-complex="Arial" style:font-size-complex="10pt"/>
    </style:style>
    <style:style style:name="P5" style:family="paragraph" style:parent-style-name="Standard">
      <style:paragraph-properties fo:margin-top="0.212cm" fo:margin-bottom="0cm">
        <style:tab-stops>
          <style:tab-stop style:position="3.493cm"/>
          <style:tab-stop style:position="8.001cm"/>
        </style:tab-stops>
      </style:paragraph-properties>
      <style:text-properties fo:color="#000000" style:font-name="Arial" fo:font-size="10pt" fo:language="de" fo:country="CH" style:font-size-asian="10pt" style:font-name-complex="Arial" style:font-size-complex="10pt"/>
    </style:style>
    <style:style style:name="P6" style:family="paragraph" style:parent-style-name="Standard">
      <style:paragraph-properties fo:margin-top="0.423cm" fo:margin-bottom="0cm">
        <style:tab-stops>
          <style:tab-stop style:position="3.175cm"/>
          <style:tab-stop style:position="5.398cm"/>
        </style:tab-stops>
      </style:paragraph-properties>
      <style:text-properties fo:color="#000000"/>
    </style:style>
    <style:style style:name="P7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  <style:text-properties fo:color="#000000"/>
    </style:style>
    <style:style style:name="P8" style:family="paragraph" style:parent-style-name="Standard">
      <style:paragraph-properties fo:margin-top="0.423cm" fo:margin-bottom="0cm">
        <style:tab-stops>
          <style:tab-stop style:position="8.255cm"/>
          <style:tab-stop style:position="8.89cm"/>
          <style:tab-stop style:position="16.002cm"/>
        </style:tab-stops>
      </style:paragraph-properties>
      <style:text-properties fo:color="#000000" style:font-name="Arial" fo:font-size="10pt" fo:language="de" fo:country="CH" style:text-underline-style="none" style:font-size-asian="10pt" style:font-name-complex="Arial" style:font-size-complex="10pt"/>
    </style:style>
    <style:style style:name="P9" style:family="paragraph" style:parent-style-name="Standard">
      <style:paragraph-properties fo:margin-left="0.953cm" fo:margin-right="0cm" fo:text-indent="0cm" style:auto-text-indent="false" fo:break-before="column" style:shadow="none"/>
      <style:text-properties fo:color="#000000" style:font-name="Arial" fo:font-size="10pt" fo:language="de" fo:country="CH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953cm" fo:margin-right="0cm" fo:text-indent="0cm" style:auto-text-indent="false" style:shadow="none"/>
      <style:text-properties fo:color="#000000" style:font-name="Arial" fo:font-size="10pt" fo:language="de" fo:country="CH" style:font-size-asian="10pt" style:font-name-complex="Arial" style:font-size-complex="10pt"/>
    </style:style>
    <style:style style:name="P11" style:family="paragraph" style:parent-style-name="Standard">
      <style:paragraph-properties fo:margin-left="0.026cm" fo:margin-right="0cm" fo:text-indent="-0.026cm" style:auto-text-indent="false" style:shadow="none">
        <style:tab-stops>
          <style:tab-stop style:position="-0.926cm"/>
        </style:tab-stops>
      </style:paragraph-properties>
      <style:text-properties fo:color="#000000" fo:language="de" fo:country="CH" style:font-name-complex="Arial"/>
    </style:style>
    <style:style style:name="P12" style:family="paragraph" style:parent-style-name="Standard">
      <style:paragraph-properties fo:margin-left="0.7cm" fo:margin-right="0cm" fo:margin-top="0.212cm" fo:margin-bottom="0cm" fo:text-indent="-0.7cm" style:auto-text-indent="false" style:shadow="none"/>
      <style:text-properties fo:color="#000000"/>
    </style:style>
    <style:style style:name="P13" style:family="paragraph" style:parent-style-name="Standard">
      <style:paragraph-properties fo:margin-left="0.7cm" fo:margin-right="0cm" fo:margin-top="0.212cm" fo:margin-bottom="0cm" fo:text-indent="-0.7cm" style:auto-text-indent="false" style:shadow="none"/>
      <style:text-properties fo:color="#000000" style:font-name="Arial" fo:font-size="9pt" style:font-size-asian="9pt" style:font-name-complex="Arial" style:font-size-complex="9pt"/>
    </style:style>
    <style:style style:name="P14" style:family="paragraph" style:parent-style-name="Standard">
      <style:paragraph-properties fo:margin-top="0.106cm" fo:margin-bottom="0cm">
        <style:tab-stops>
          <style:tab-stop style:position="8.255cm"/>
          <style:tab-stop style:position="8.89cm"/>
          <style:tab-stop style:position="12.7cm"/>
          <style:tab-stop style:position="16.002cm"/>
        </style:tab-stops>
      </style:paragraph-properties>
      <style:text-properties fo:color="#000000" style:font-name="Arial" fo:font-size="10pt" fo:language="de" fo:country="CH" style:font-size-asian="10pt" style:font-name-complex="Arial" style:font-size-complex="10pt"/>
    </style:style>
    <style:style style:name="P15" style:family="paragraph" style:parent-style-name="Standard">
      <style:paragraph-properties fo:margin-top="0.106cm" fo:margin-bottom="0cm">
        <style:tab-stops>
          <style:tab-stop style:position="1.005cm"/>
        </style:tab-stops>
      </style:paragraph-properties>
      <style:text-properties fo:color="#000000" style:font-name="Arial" fo:font-size="10pt" fo:language="de" fo:country="CH" style:font-size-asian="10pt" style:font-name-complex="Arial" style:font-size-complex="10pt"/>
    </style:style>
    <style:style style:name="P16" style:family="paragraph" style:parent-style-name="Standard">
      <style:paragraph-properties fo:margin-top="0.106cm" fo:margin-bottom="0cm">
        <style:tab-stops>
          <style:tab-stop style:position="8.89cm"/>
          <style:tab-stop style:position="12.7cm"/>
        </style:tab-stops>
      </style:paragraph-properties>
      <style:text-properties fo:color="#000000" style:font-name="Arial" fo:font-size="10pt" fo:language="de" fo:country="CH" style:font-size-asian="10pt" style:font-name-complex="Arial" style:font-size-complex="10pt"/>
    </style:style>
    <style:style style:name="P17" style:family="paragraph" style:parent-style-name="Standard">
      <style:paragraph-properties fo:margin-top="0.106cm" fo:margin-bottom="0cm">
        <style:tab-stops>
          <style:tab-stop style:position="8.255cm"/>
          <style:tab-stop style:position="8.89cm"/>
          <style:tab-stop style:position="12.7cm"/>
          <style:tab-stop style:position="16.002cm"/>
        </style:tab-stops>
      </style:paragraph-properties>
      <style:text-properties fo:color="#000000" style:font-name="Arial" fo:font-size="8pt" fo:language="de" fo:country="CH" style:font-size-asian="10pt" style:font-name-complex="Arial" style:font-size-complex="8pt"/>
    </style:style>
    <style:style style:name="P18" style:family="paragraph" style:parent-style-name="Standard">
      <style:paragraph-properties fo:margin-top="0.106cm" fo:margin-bottom="0cm">
        <style:tab-stops>
          <style:tab-stop style:position="8.255cm"/>
          <style:tab-stop style:position="8.89cm"/>
          <style:tab-stop style:position="12.7cm"/>
          <style:tab-stop style:position="16.002cm"/>
        </style:tab-stops>
      </style:paragraph-properties>
      <style:text-properties fo:color="#000000" style:font-name="Arial" fo:font-size="8pt" fo:language="de" fo:country="CH" style:font-size-asian="8pt" style:font-name-complex="Arial" style:font-size-complex="8pt"/>
    </style:style>
    <style:style style:name="P19" style:family="paragraph" style:parent-style-name="Standard">
      <style:paragraph-properties fo:margin-top="0.106cm" fo:margin-bottom="0cm">
        <style:tab-stops>
          <style:tab-stop style:position="3.493cm"/>
          <style:tab-stop style:position="16.002cm"/>
        </style:tab-stops>
      </style:paragraph-properties>
      <style:text-properties fo:color="#000000" fo:font-size="10pt" style:font-size-asian="10pt" style:font-size-complex="10pt"/>
    </style:style>
    <style:style style:name="P20" style:family="paragraph" style:parent-style-name="Standard">
      <style:paragraph-properties fo:margin-top="0.106cm" fo:margin-bottom="0cm">
        <style:tab-stops>
          <style:tab-stop style:position="3.493cm"/>
        </style:tab-stops>
      </style:paragraph-properties>
      <style:text-properties fo:color="#000000"/>
    </style:style>
    <style:style style:name="P21" style:family="paragraph" style:parent-style-name="Standard">
      <style:paragraph-properties fo:margin-top="0.106cm" fo:margin-bottom="0cm" fo:break-before="column">
        <style:tab-stops>
          <style:tab-stop style:position="1.032cm"/>
          <style:tab-stop style:position="8.255cm"/>
          <style:tab-stop style:position="8.89cm"/>
          <style:tab-stop style:position="12.7cm"/>
          <style:tab-stop style:position="16.002cm"/>
        </style:tab-stops>
      </style:paragraph-properties>
      <style:text-properties fo:color="#000000" style:font-name="Arial" fo:font-size="10pt" fo:language="de" fo:country="CH" style:font-size-asian="10pt" style:font-name-complex="Arial" style:font-size-complex="10pt"/>
    </style:style>
    <style:style style:name="P22" style:family="paragraph" style:parent-style-name="Standard">
      <style:paragraph-properties fo:margin-top="0.106cm" fo:margin-bottom="0.106cm">
        <style:tab-stops>
          <style:tab-stop style:position="0.953cm" style:leader-style="solid" style:leader-text="-"/>
          <style:tab-stop style:position="15.875cm" style:leader-style="solid" style:leader-text="-"/>
        </style:tab-stops>
      </style:paragraph-properties>
      <style:text-properties fo:color="#000000"/>
    </style:style>
    <style:style style:name="P23" style:family="paragraph" style:parent-style-name="Standard">
      <style:paragraph-properties fo:margin-left="0.953cm" fo:margin-right="0cm" fo:orphans="2" fo:widows="2" fo:text-indent="-0.9cm" style:auto-text-indent="false" style:shadow="none" style:writing-mode="lr-tb">
        <style:tab-stops/>
      </style:paragraph-properties>
      <style:text-properties fo:color="#000000" style:font-name="Arial" fo:font-size="10pt" style:font-size-asian="10pt" style:font-size-complex="10pt"/>
    </style:style>
    <style:style style:name="P24" style:family="paragraph" style:parent-style-name="Standard">
      <style:paragraph-properties fo:background-color="#000000" fo:padding-left="0.141cm" fo:padding-right="0.141cm" fo:padding-top="0.035cm" fo:padding-bottom="0.035cm" fo:border="0.018cm solid #000000">
        <style:background-image/>
      </style:paragraph-properties>
      <style:text-properties fo:color="#ffffff" style:font-name="Arial" fo:font-size="10pt" fo:language="de" fo:country="CH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background-color="#000000" fo:padding-left="0.141cm" fo:padding-right="0.141cm" fo:padding-top="0.035cm" fo:padding-bottom="0.071cm" fo:border="0.018cm solid #000000">
        <style:background-image/>
      </style:paragraph-properties>
      <style:text-properties fo:color="#ffffff" style:font-name="Arial" fo:font-size="10pt" fo:language="de" fo:country="CH" fo:font-weight="bold" style:font-size-asian="10pt" style:font-weight-asian="bold" style:font-name-complex="Arial" style:font-size-complex="10pt"/>
    </style:style>
    <style:style style:name="P26" style:family="paragraph" style:parent-style-name="Standard" style:master-page-name="Standard">
      <style:paragraph-properties fo:margin-left="1.251cm" fo:margin-right="0cm" fo:text-align="center" style:justify-single-word="false" fo:text-indent="0cm" style:auto-text-indent="false" style:page-number="auto"/>
      <style:text-properties fo:color="#000000" style:font-name="Arial" fo:font-size="12pt" fo:language="de" fo:country="CH" fo:font-weight="bold" style:font-size-asian="12pt" style:font-weight-asian="bold" style:font-name-complex="Arial" style:font-size-complex="12pt"/>
    </style:style>
    <style:style style:name="P27" style:family="paragraph" style:parent-style-name="Standard">
      <style:paragraph-properties fo:background-color="#000000" fo:padding-left="0.141cm" fo:padding-right="0.141cm" fo:padding-top="0.035cm" fo:padding-bottom="0.035cm" fo:border="0.018cm solid #000000" style:shadow="none">
        <style:background-image/>
      </style:paragraph-properties>
      <style:text-properties fo:color="#ffffff" style:font-name="Arial" fo:font-size="10pt" fo:language="de" fo:country="CH" fo:font-weight="bold" style:font-size-asian="10pt" style:font-weight-asian="bold" style:font-name-complex="Arial" style:font-size-complex="10pt"/>
    </style:style>
    <style:style style:name="P28" style:family="paragraph">
      <style:paragraph-properties fo:text-align="start"/>
    </style:style>
    <style:style style:name="T1" style:family="text">
      <style:text-properties style:font-name="Arial" fo:font-size="10pt" fo:language="de" fo:country="CH" style:font-size-asian="10pt" style:font-name-complex="Arial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fo:language="de" fo:country="CH" style:font-size-asian="9pt" style:font-name-complex="Arial" style:font-size-complex="9pt"/>
    </style:style>
    <style:style style:name="T5" style:family="text">
      <style:text-properties style:font-name="Arial" fo:font-size="12pt" fo:language="de" fo:country="CH" style:font-size-asian="12pt" style:font-name-complex="Arial" style:font-size-complex="12pt"/>
    </style:style>
    <style:style style:name="T6" style:family="text">
      <style:text-properties style:font-name="Arial" fo:language="de" fo:country="CH" style:font-name-complex="Arial"/>
    </style:style>
    <style:style style:name="T7" style:family="text">
      <style:text-properties fo:language="de" fo:country="CH"/>
    </style:style>
    <style:style style:name="T8" style:family="text">
      <style:text-properties style:font-name="Wingdings" fo:font-size="12pt" fo:language="de" fo:country="CH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499cm"/>
          <style:column style:rel-width="4252*" fo:start-indent="0.499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8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1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xml:id="control7" form:id="control7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8" form:id="control8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9" form:id="control9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xml:id="control10" form:id="control10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11" form:id="control11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12" form:id="control12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ERORDNUNG ZUR ERNÄHRUNGSBERATUNG</text:p>
      <text:p text:style-name="P3">(gem. Art. 9b KLV) <text:s text:c="7"/></text:p>
      <text:section text:style-name="Sect1" text:name="Bereich1">
        <text:p text:style-name="P24">Personalien</text:p>
        <text:p text:style-name="P5">Name<text:tab/><text:text-input text:description="Text">[Patient.Name]</text:text-input></text:p>
        <text:p text:style-name="P5">Vorname<text:tab/><text:text-input text:description="Text">[Patient.Vorname]</text:text-input></text:p>
        <text:p text:style-name="P5">Geburtsdatum<text:tab/><text:text-input text:description="Text">[Patient.Geburtsdatum]</text:text-input></text:p>
        <text:p text:style-name="P5">Strasse<text:tab/><text:text-input text:description="Text">[Patient.Strasse]</text:text-input></text:p>
        <text:p text:style-name="P5">PLZ/Ort<text:tab/><text:text-input text:description="Text">[Patient.Plz] [Patient.Ort]</text:text-input></text:p>
        <text:p text:style-name="P5">Telefon Privat<text:tab/><text:text-input text:description="Text">[Patient.Telefon1]</text:text-input></text:p>
        <text:p text:style-name="P5">Arbeitgeber<text:tab/><text:text-input text:description="Text28">          </text:text-input></text:p>
        <text:p text:style-name="P5">Telefon Geschäft<text:tab/><text:text-input text:description="Text">[Patient.Natel]</text:text-input></text:p>
        <text:p text:style-name="P5">Krankenversicherer<text:tab/><text:text-input text:description="Text">           </text:text-input></text:p>
        <text:p text:style-name="P5">Versichertennummer<text:tab/><text:text-input text:description="Text">           </text:text-input></text:p>
        <text:p text:style-name="P6"><text:bookmark-start text:name="Kontrollkästchen8"/><text:span text:style-name="T1"><draw:control text:anchor-type="as-char" draw:z-index="0" draw:style-name="gr1" draw:text-style-name="P28" svg:width="0.318cm" svg:height="0.318cm" draw:control="control1"/></text:span><text:bookmark-end text:name="Kontrollkästchen8"/><text:span text:style-name="T1"> Krankheit<text:tab/></text:span><text:bookmark-start text:name="Kontrollkästchen9"/><text:span text:style-name="T1"><draw:control text:anchor-type="as-char" draw:z-index="1" draw:style-name="gr1" draw:text-style-name="P28" svg:width="0.318cm" svg:height="0.318cm" draw:control="control2"/></text:span><text:bookmark-end text:name="Kontrollkästchen9"/><text:span text:style-name="T1"> Unfall<text:tab/></text:span><text:bookmark-start text:name="Kontrollkästchen10"/><text:span text:style-name="T1"><draw:control text:anchor-type="as-char" draw:z-index="2" draw:style-name="gr1" draw:text-style-name="P28" svg:width="0.318cm" svg:height="0.318cm" draw:control="control3"/></text:span><text:bookmark-end text:name="Kontrollkästchen10"/><text:span text:style-name="T1"> Invalidität</text:span></text:p>
        <text:p text:style-name="P7"><text:span text:style-name="T1">Anzahl Konsultationen<text:tab/></text:span><text:bookmark-start text:name="Text4"/><text:span text:style-name="T1"><text:text-input text:description="Text4">          </text:text-input></text:span><text:bookmark-end text:name="Text4"/></text:p>
        <text:p text:style-name="P9"/>
        <text:p text:style-name="P11"><text:bookmark-start text:name="Text19"/><text:span text:style-name="T2">[</text:span><text:bookmark-end text:name="Text19"/><text:span text:style-name="T2">Adressat.Anschrift]</text:span></text:p>
        <text:p text:style-name="P10"/>
        <text:p text:style-name="P23">Fax: [Adressat.Fax]<text:line-break/><text:bookmark text:name="Text24"/></text:p>
        <text:p text:style-name="P27">Krankheit</text:p>
        <text:p text:style-name="P12"><text:bookmark-start text:name="Kontrollkästchen2"/><text:span text:style-name="T3"><draw:control text:anchor-type="as-char" draw:z-index="8" draw:style-name="gr1" draw:text-style-name="P28" svg:width="0.318cm" svg:height="0.318cm" draw:control="control8"/></text:span><text:bookmark-end text:name="Kontrollkästchen2"/><text:span text:style-name="T3"><text:tab/>Adipositas (Body-Maß-Index über 30) und Folgeerkrankungen durch das Übergewicht oder in Kombination mit dem Übergewicht</text:span></text:p>
        <text:p text:style-name="P12"><text:span text:style-name="T3"><draw:control text:anchor-type="as-char" draw:z-index="9" draw:style-name="gr1" draw:text-style-name="P28" svg:width="0.318cm" svg:height="0.318cm" draw:control="control9"/></text:span><text:span text:style-name="T3"><text:tab/>Herz-Kreislauf-Erkrankungen</text:span></text:p>
        <text:p text:style-name="P12"><text:bookmark-start text:name="Kontrollkästchen4"/><text:span text:style-name="T3"><draw:control text:anchor-type="as-char" draw:z-index="10" draw:style-name="gr1" draw:text-style-name="P28" svg:width="0.318cm" svg:height="0.318cm" draw:control="control10"/></text:span><text:bookmark-end text:name="Kontrollkästchen4"/><text:span text:style-name="T3"><text:tab/>Krankheiten des Verdauungssystems</text:span></text:p>
        <text:p text:style-name="P12"><text:span text:style-name="T3"><draw:control text:anchor-type="as-char" draw:z-index="11" draw:style-name="gr1" draw:text-style-name="P28" svg:width="0.318cm" svg:height="0.318cm" draw:control="control11"/></text:span><text:span text:style-name="T3"><text:tab/>Nierenerkrankungen</text:span></text:p>
        <text:p text:style-name="P12"><text:bookmark-start text:name="Kontrollkästchen6"/><text:span text:style-name="T3"><draw:control text:anchor-type="as-char" draw:z-index="12" draw:style-name="gr1" draw:text-style-name="P28" svg:width="0.318cm" svg:height="0.318cm" draw:control="control12"/></text:span><text:bookmark-end text:name="Kontrollkästchen6"/><text:span text:style-name="T3"><text:tab/>Fehl- sowie Mangelernährungszustände</text:span></text:p>
        <text:p text:style-name="P12"><text:span text:style-name="T4"><draw:control text:anchor-type="as-char" draw:z-index="7" draw:style-name="gr1" draw:text-style-name="P28" svg:width="0.318cm" svg:height="0.318cm" draw:control="control7"/></text:span><text:span text:style-name="T4"><text:tab/>Nahrungsmittelallergien oder allergische Reaktionen auf Nahrungsbestandteile</text:span></text:p>
        <text:p text:style-name="P13"><text:bookmark-start text:name="Kontrollkästchen1"/><text:span text:style-name="T7"><draw:control text:anchor-type="as-char" draw:z-index="3" draw:style-name="gr1" draw:text-style-name="P28" svg:width="0.318cm" svg:height="0.318cm" draw:control="control4"/></text:span><text:bookmark-end text:name="Kontrollkästchen1"/><text:span text:style-name="T7"><text:tab/></text:span>Stoffwechselkrankheiten</text:p>
      </text:section>
      <text:section text:style-name="Sect2" text:name="Bereich2">
        <text:section text:style-name="Sect3" text:name="Bereich3">
          <text:p text:style-name="P8">Datum: <text:text-input text:description="Text">[Mandant.Ort], [Datum.heute]</text:text-input></text:p>
          <text:p text:style-name="P14">Unterschrift des Arztes:</text:p>
          <text:p text:style-name="P14"/>
          <text:p text:style-name="P14">________________________________________</text:p>
          <text:p text:style-name="P14">Adresse / ZSR-Nummer:</text:p>
          <text:p text:style-name="P17">[Mandant.Anschrift]</text:p>
          <text:p text:style-name="P18">[Mandant.Ksk]</text:p>
          <text:p text:style-name="P21"><text:tab/>Adresse/ZSR-Nummer <text:tab/>Ernährungsberaterin: </text:p>
          <text:p text:style-name="P15"><text:tab/><text:bookmark-start text:name="Text28"/><text:text-input text:description="Text28">          </text:text-input><text:bookmark-end text:name="Text28"/></text:p>
          <text:p text:style-name="P15"><text:tab/><text:bookmark-start text:name="Text31"/><text:text-input text:description="Text31">          </text:text-input><text:bookmark-end text:name="Text31"/></text:p>
          <text:p text:style-name="P15"><text:bookmark-start text:name="Text33"/><text:tab/><text:bookmark-end text:name="Text33"/><text:text-input text:description="Text33">          </text:text-input></text:p>
          <text:p text:style-name="P16"><text:bookmark text:name="Text32"/></text:p>
        </text:section>
        <text:p text:style-name="P22"><text:span text:style-name="T5"><text:tab/></text:span><text:span text:style-name="T8"></text:span><text:span text:style-name="T5"><text:tab/></text:span></text:p>
        <text:p text:style-name="P25">Informationen für die Ernährungsberaterin</text:p>
        <text:p text:style-name="P19"><text:span text:style-name="T6">Medikamente: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Laborwerte: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Genaue Diagnose: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Bemerkungen: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19"><text:span text:style-name="T6"><text:tab/></text:span><text:span text:style-name="T6"><text:text-input text:description="Text18">          </text:text-input></text:span></text:p>
        <text:p text:style-name="P4">Behandlungsbericht</text:p>
        <text:p text:style-name="P20"><text:bookmark-start text:name="Kontrollkästchen11"/><text:span text:style-name="T1"><draw:control text:anchor-type="as-char" draw:z-index="4" draw:style-name="gr1" draw:text-style-name="P28" svg:width="0.318cm" svg:height="0.318cm" draw:control="control5"/></text:span><text:bookmark-end text:name="Kontrollkästchen11"/><text:span text:style-name="T1"> schriftlich<text:tab/></text:span><text:bookmark-start text:name="Kontrollkästchen12"/><text:span text:style-name="T1"><draw:control text:anchor-type="as-char" draw:z-index="5" draw:style-name="gr1" draw:text-style-name="P28" svg:width="0.318cm" svg:height="0.318cm" draw:control="control6"/></text:span><text:bookmark-end text:name="Kontrollkästchen12"/><text:span text:style-name="T1"> telefonisch<text:tab/><text:tab/><text:tab/><text:tab/></text:span><text:bookmark-start text:name="Text30"/><text:span text:style-name="T1"><text:text-input text:description="Text30">          </text:text-input></text:span><text:bookmark-end text:name="Text3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80" style:font-name="Comic Sans MS" fo:font-size="14pt" fo:language="de" fo:country="DE" style:font-name-asian="Times New Roman" style:font-size-asian="14pt" style:font-name-complex="Times New Roman" style:font-size-complex="14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MP2" style:family="paragraph" style:parent-style-name="Footer">
      <style:text-properties fo:color="#000000" style:font-name="Arial" fo:font-size="8pt" fo:language="de" fo:country="CH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635cm" fo:margin-bottom="1.249cm" fo:margin-left="2.499cm" fo:margin-right="2.499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64cm" fo:margin-left="0cm" fo:margin-right="0cm" fo:margin-bottom="1.766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as-char" svg:width="17.15cm" svg:height="1.67cm" draw:z-index="6"><draw:image xlink:href="Pictures/100000000000037500000056E89622AC.jp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VERORDNUNG ZUR ERNÄHRUNGSBERATUNG</dc:title>
    <meta:initial-creator>Maus</meta:initial-creator>
    <meta:creation-date>2008-04-22T13:21:00</meta:creation-date>
    <dc:date>2016-12-19T09:50:11.39</dc:date>
    <meta:printed-by>Thomas Dinkel</meta:printed-by>
    <meta:print-date>2008-04-28T15:48:49</meta:print-date>
    <dc:language>de-DE</dc:language>
    <meta:editing-cycles>26</meta:editing-cycles>
    <meta:editing-duration>PT1H53M40S</meta:editing-duration>
    <meta:document-statistic meta:table-count="0" meta:image-count="1" meta:object-count="0" meta:page-count="1" meta:paragraph-count="51" meta:word-count="148" meta:character-count="1374"/>
    <meta:user-defined meta:name="Info 1"/>
    <meta:user-defined meta:name="Info 2"/>
    <meta:user-defined meta:name="Info 3"/>
    <meta:user-defined meta:name="Info 4"/>
  </office:meta>
</office:document-meta>
</file>